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4cdb"/>
    </style:style>
    <style:style style:name="P2" style:family="paragraph" style:parent-style-name="Standard">
      <style:text-properties fo:font-size="18pt" officeooo:rsid="001649ab" officeooo:paragraph-rsid="001649ab" style:font-size-asian="18pt" style:font-size-complex="18pt"/>
    </style:style>
    <style:style style:name="P3" style:family="paragraph" style:parent-style-name="Standard">
      <style:text-properties fo:font-size="18pt" officeooo:rsid="00197082" officeooo:paragraph-rsid="00197082" style:font-size-asian="18pt" style:font-size-complex="18pt"/>
    </style:style>
    <style:style style:name="P4" style:family="paragraph" style:parent-style-name="Standard">
      <style:text-properties fo:font-size="18pt" officeooo:paragraph-rsid="00197082" style:font-size-asian="18pt" style:font-size-complex="18pt"/>
    </style:style>
    <style:style style:name="P5" style:family="paragraph" style:parent-style-name="Standard">
      <style:text-properties fo:font-size="18pt" officeooo:rsid="0019f5fc" officeooo:paragraph-rsid="0019f5fc" style:font-size-asian="18pt" style:font-size-complex="18pt"/>
    </style:style>
    <style:style style:name="P6" style:family="paragraph" style:parent-style-name="Standard">
      <style:text-properties fo:font-size="18pt" officeooo:rsid="00180dc6" officeooo:paragraph-rsid="00180dc6" style:font-size-asian="18pt" style:font-size-complex="18pt"/>
    </style:style>
    <style:style style:name="P7" style:family="paragraph" style:parent-style-name="Standard">
      <style:text-properties fo:font-size="18pt" officeooo:paragraph-rsid="0019965d" style:font-size-asian="18pt" style:font-size-complex="18pt"/>
    </style:style>
    <style:style style:name="P8" style:family="paragraph" style:parent-style-name="Standard">
      <style:text-properties fo:font-size="18pt" officeooo:rsid="0019965d" officeooo:paragraph-rsid="0019965d" style:font-size-asian="18pt" style:font-size-complex="18pt"/>
    </style:style>
    <style:style style:name="P9" style:family="paragraph" style:parent-style-name="Standard">
      <style:text-properties fo:font-size="18pt" officeooo:rsid="001a4cdb" officeooo:paragraph-rsid="001a4cdb" style:font-size-asian="18pt" style:font-size-complex="18pt"/>
    </style:style>
    <style:style style:name="P10" style:family="paragraph" style:parent-style-name="Standard">
      <style:text-properties fo:font-size="18pt" officeooo:paragraph-rsid="001a4cdb" style:font-size-asian="18pt" style:font-size-complex="18pt"/>
    </style:style>
    <style:style style:name="T1" style:family="text">
      <style:text-properties officeooo:rsid="001649ab"/>
    </style:style>
    <style:style style:name="T2" style:family="text">
      <style:text-properties officeooo:rsid="00180dc6"/>
    </style:style>
    <style:style style:name="T3" style:family="text">
      <style:text-properties officeooo:rsid="00197082"/>
    </style:style>
    <style:style style:name="T4" style:family="text">
      <style:text-properties officeooo:rsid="0019965d"/>
    </style:style>
    <style:style style:name="T5" style:family="text">
      <style:text-properties officeooo:rsid="0019f5fc"/>
    </style:style>
    <style:style style:name="T6" style:family="text">
      <style:text-properties officeooo:rsid="001a4cdb"/>
    </style:style>
    <style:style style:name="T7" style:family="text">
      <style:text-properties officeooo:rsid="001b1774"/>
    </style:style>
    <style:style style:name="T8" style:family="text">
      <style:text-properties fo:font-size="18pt" officeooo:rsid="001a4cdb" style:font-size-asian="18pt" style:font-size-complex="18pt"/>
    </style:style>
    <style:style style:name="T9" style:family="text">
      <style:text-properties fo:font-size="18pt" officeooo:rsid="001b177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s</text:p>
      <text:p text:style-name="P2"/>
      <text:p text:style-name="P3">How is the course?</text:p>
      <text:p text:style-name="P3">What should always be in the course? What is the best about it?</text:p>
      <text:p text:style-name="P4"><text:span text:style-name="T3">What can be improved about the course? </text:span><text:span text:style-name="T1">What is the least fun about </text:span><text:span text:style-name="T3">it</text:span><text:span text:style-name="T1">?</text:span></text:p>
      <text:p text:style-name="P5">How are the booklets?</text:p>
      <text:p text:style-name="P5">How can the booklets be improved?</text:p>
      <text:p text:style-name="P2">How are the breaks?</text:p>
      <text:p text:style-name="P2">How to improve the breaks?</text:p>
      <text:p text:style-name="P6">How are the volunteers?</text:p>
      <text:p text:style-name="P3">What could the volunteers do better?</text:p>
      <text:p text:style-name="P7"><text:span text:style-name="T2">How </text:span><text:span text:style-name="T4">is Richel?</text:span></text:p>
      <text:p text:style-name="P7"><text:span text:style-name="T3">What could </text:span><text:span text:style-name="T4">Richel </text:span><text:span text:style-name="T3">do better?</text:span></text:p>
      <text:p text:style-name="P8">How is Richel’s Swedish? Is that a problem?</text:p>
      <text:p text:style-name="P8">Is Richel too strict?</text:p>
      <text:p text:style-name="P7"><text:span text:style-name="T4">Should we always have </text:span><text:span text:style-name="T5">(game) </text:span><text:span text:style-name="T4">music </text:span><text:span text:style-name="T5">playing</text:span><text:span text:style-name="T4"> during a lesson?</text:span></text:p>
      <text:p text:style-name="P1"><text:span text:style-name="T8">How was the </text:span><text:span text:style-name="T9">G</text:span><text:span text:style-name="T8">alenlektion (if the kids remember it)?</text:span></text:p>
      <text:p text:style-name="P9">How is the amount of kids? Would we enjoy more?</text:p>
      <text:p text:style-name="P10"><text:span text:style-name="T6">How can we get/recruit more new students?</text:span></text:p>
      <text:p text:style-name="P9">Something else you want to add?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20:31:47.489141461</meta:creation-date>
    <dc:date>2021-12-10T20:38:21.727491601</dc:date>
    <meta:editing-duration>PT6M3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23" meta:character-count="653" meta:non-whitespace-character-count="549"/>
  </office:meta>
</office:document-meta>
</file>